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aa79" officeooo:paragraph-rsid="000caa79"/>
    </style:style>
    <style:style style:name="P2" style:family="paragraph" style:parent-style-name="Standard">
      <style:text-properties fo:color="#000000" style:font-name="Consolas" fo:font-size="9.5pt" officeooo:rsid="000caa79" officeooo:paragraph-rsid="000caa79" fo:background-color="#ffffff" style:font-size-asian="9.5pt"/>
    </style:style>
    <style:style style:name="P3" style:family="paragraph" style:parent-style-name="Standard">
      <style:text-properties officeooo:rsid="000caa79" officeooo:paragraph-rsid="000caa79"/>
    </style:style>
    <style:style style:name="P4" style:family="paragraph" style:parent-style-name="Standard">
      <style:text-properties officeooo:rsid="001259c1" officeooo:paragraph-rsid="00125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on (25$): </text:p>
      <text:p text:style-name="P1">https://support.magplus.com/hc/en-us/articles/204270878-Android-Setting-up-Your-Google-Play-Developer-Account</text:p>
      <text:p text:style-name="P1"/>
      <text:p text:style-name="P1">Manual uploading:</text:p>
      <text:p text:style-name="P1">https://support.google.com/googleplay/android-developer/answer/113469?hl=en</text:p>
      <text:p text:style-name="P1"/>
      <text:p text:style-name="P1">Integration in TFS:</text:p>
      <text:p text:style-name="P4">1) First you need to download the relevant t</text:p>
      <text:p text:style-name="P4">- Create a build defnition</text:p>
      <text:p text:style-name="P4">- Press add task</text:p>
      <text:p text:style-name="P4">- Click Check out our marketplace</text:p>
      <text:p text:style-name="P4">- Search for Google Play</text:p>
      <text:p text:style-name="P4">- Download it and install it</text:p>
      <text:p text:style-name="P4"><text:s/></text:p>
      <text:p text:style-name="P4">2) Then it is necessary to configure the build step and to bind it to a service account created on the gogle play developer console</text:p>
      <text:p text:style-name="P1">https://marketplace.visualstudio.com/items?itemName=ms-vsclient.google-pl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13M45S</meta:editing-duration>
    <meta:editing-cycles>6</meta:editing-cycles>
    <meta:generator>LibreOffice/5.4.3.2$Windows_X86_64 LibreOffice_project/92a7159f7e4af62137622921e809f8546db437e5</meta:generator>
    <dc:date>2019-11-22T07:10:54.944000000</dc:date>
    <meta:document-statistic meta:table-count="0" meta:image-count="0" meta:object-count="0" meta:page-count="1" meta:paragraph-count="14" meta:word-count="70" meta:character-count="614" meta:non-whitespace-character-count="555"/>
    <meta:user-defined meta:name="Info 1"/>
    <meta:user-defined meta:name="Info 2"/>
    <meta:user-defined meta:name="Info 3"/>
    <meta:user-defined meta:name="Info 4"/>
  </office:meta>
</office:document-meta>
</file>